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list-style-name="L6">
      <style:paragraph-properties fo:line-height="115%"/>
    </style:style>
    <style:style style:name="P72" style:family="paragraph" style:parent-style-name="Standard" style:list-style-name="L7">
      <style:paragraph-properties fo:line-height="115%"/>
      <style:text-properties officeooo:rsid="00b845b7" officeooo:paragraph-rsid="00b845b7"/>
    </style:style>
    <style:style style:name="P73" style:family="paragraph" style:parent-style-name="Standard" style:list-style-name="L6">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15">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text-properties officeooo:paragraph-rsid="01f5042b"/>
    </style:style>
    <style:style style:name="P84" style:family="paragraph" style:parent-style-name="Text_20_body" style:list-style-name="L16">
      <style:paragraph-properties fo:line-height="115%" fo:text-align="justify" style:justify-single-word="false"/>
      <style:text-properties officeooo:paragraph-rsid="01d692da"/>
    </style:style>
    <style:style style:name="P85" style:family="paragraph" style:parent-style-name="Text_20_body" style:list-style-name="L3">
      <style:paragraph-properties fo:line-height="115%"/>
      <style:text-properties officeooo:paragraph-rsid="00665a6a"/>
    </style:style>
    <style:style style:name="P86" style:family="paragraph" style:parent-style-name="Text_20_body" style:list-style-name="L8">
      <style:paragraph-properties fo:line-height="115%"/>
      <style:text-properties officeooo:paragraph-rsid="0339ebde"/>
    </style:style>
    <style:style style:name="P87" style:family="paragraph" style:parent-style-name="Text_20_body" style:list-style-name="L8">
      <style:paragraph-properties fo:line-height="115%"/>
      <style:text-properties officeooo:paragraph-rsid="00ff225f"/>
    </style:style>
    <style:style style:name="P88" style:family="paragraph" style:parent-style-name="Text_20_body" style:list-style-name="L9">
      <style:paragraph-properties fo:line-height="115%"/>
      <style:text-properties officeooo:paragraph-rsid="0339ebde"/>
    </style:style>
    <style:style style:name="P89" style:family="paragraph" style:parent-style-name="Text_20_body" style:list-style-name="L1">
      <style:paragraph-properties fo:line-height="115%" fo:text-align="justify" style:justify-single-word="false"/>
      <style:text-properties officeooo:rsid="002e3e79" officeooo:paragraph-rsid="002e3e79"/>
    </style:style>
    <style:style style:name="P90" style:family="paragraph" style:parent-style-name="Text_20_body" style:list-style-name="L1">
      <style:paragraph-properties fo:line-height="115%" fo:text-align="justify" style:justify-single-word="false"/>
      <style:text-properties officeooo:rsid="002e3e79" officeooo:paragraph-rsid="00a6b0b4"/>
    </style:style>
    <style:style style:name="P9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2" style:family="paragraph" style:parent-style-name="Text_20_body" style:list-style-name="L2">
      <style:paragraph-properties fo:line-height="115%"/>
      <style:text-properties officeooo:rsid="00616dfe" officeooo:paragraph-rsid="00616dfe" style:font-size-complex="14pt"/>
    </style:style>
    <style:style style:name="P93" style:family="paragraph" style:parent-style-name="Text_20_body" style:list-style-name="L2">
      <style:paragraph-properties fo:line-height="115%"/>
      <style:text-properties officeooo:rsid="00a1c421" officeooo:paragraph-rsid="00a1c421" style:font-size-complex="14pt"/>
    </style:style>
    <style:style style:name="P94" style:family="paragraph" style:parent-style-name="Text_20_body" style:list-style-name="L3">
      <style:paragraph-properties fo:line-height="115%"/>
      <style:text-properties officeooo:rsid="00665a6a" officeooo:paragraph-rsid="00665a6a" style:font-size-complex="14pt"/>
    </style:style>
    <style:style style:name="P9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6"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7" style:family="paragraph" style:parent-style-name="Text_20_body" style:list-style-name="L4">
      <style:paragraph-properties fo:line-height="115%"/>
      <style:text-properties officeooo:rsid="009605ba" officeooo:paragraph-rsid="009605ba"/>
    </style:style>
    <style:style style:name="P98" style:family="paragraph" style:parent-style-name="Text_20_body" style:list-style-name="L4">
      <style:paragraph-properties fo:line-height="115%"/>
      <style:text-properties officeooo:rsid="009605ba" officeooo:paragraph-rsid="00c2fe9b"/>
    </style:style>
    <style:style style:name="P99" style:family="paragraph" style:parent-style-name="Text_20_body" style:list-style-name="L4">
      <style:paragraph-properties fo:line-height="115%"/>
      <style:text-properties officeooo:rsid="0096da0d" officeooo:paragraph-rsid="0096da0d"/>
    </style:style>
    <style:style style:name="P100" style:family="paragraph" style:parent-style-name="Text_20_body" style:list-style-name="L4">
      <style:paragraph-properties fo:line-height="115%"/>
      <style:text-properties officeooo:rsid="0096da0d" officeooo:paragraph-rsid="00c2fe9b"/>
    </style:style>
    <style:style style:name="P101" style:family="paragraph" style:parent-style-name="Text_20_body" style:list-style-name="L5">
      <style:paragraph-properties fo:line-height="115%" fo:text-align="justify" style:justify-single-word="false"/>
      <style:text-properties officeooo:rsid="00b845b7" officeooo:paragraph-rsid="00b845b7"/>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176_1249747711" text:style-name="Index_20_Link" text:visited-style-name="Index_20_Link"><text:span text:style-name="Index_20_Link">LỜI CẢM ƠN<text:tab/>4</text:span></text:a></text:p>
          <text:p text:style-name="P69"><text:a xlink:type="simple" xlink:href="#__RefHeading___Toc1178_1249747711" text:style-name="Index_20_Link" text:visited-style-name="Index_20_Link"><text:span text:style-name="Index_20_Link">TÓM TẮT NỘI DUNG DỰ ÁN<text:tab/>5</text:span></text:a></text:p>
          <text:p text:style-name="P69"><text:a xlink:type="simple" xlink:href="#__RefHeading___Toc1180_1249747711" text:style-name="Index_20_Link" text:visited-style-name="Index_20_Link"><text:span text:style-name="Index_20_Link">GIỚI THIỆU VÀ TỔNG QUAN VỀ VẤN ĐỀ NGHIÊN CỨU<text:tab/>6</text:span></text:a></text:p>
          <text:p text:style-name="P69"><text:a xlink:type="simple" xlink:href="#__RefHeading___Toc1182_1249747711" text:style-name="Index_20_Link" text:visited-style-name="Index_20_Link"><text:span text:style-name="Index_20_Link">GIẢ THUYẾT KHOA HỌC VÀ PHÁT BIỂU MỤC ĐÍCH NGHIÊN CỨU<text:tab/>8</text:span></text:a></text:p>
          <text:p text:style-name="P68"><text:a xlink:type="simple" xlink:href="#__RefHeading___Toc1184_1249747711" text:style-name="Index_20_Link" text:visited-style-name="Index_20_Link"><text:span text:style-name="Index_20_Link">Mục tiêu nghiên cứu<text:tab/>8</text:span></text:a></text:p>
          <text:p text:style-name="P66"><text:a xlink:type="simple" xlink:href="#__RefHeading___Toc1186_1249747711" text:style-name="Index_20_Link" text:visited-style-name="Index_20_Link"><text:span text:style-name="Index_20_Link">Thiết bị quan trắc<text:tab/>8</text:span></text:a></text:p>
          <text:p text:style-name="P66"><text:a xlink:type="simple" xlink:href="#__RefHeading___Toc1188_1249747711" text:style-name="Index_20_Link" text:visited-style-name="Index_20_Link"><text:span text:style-name="Index_20_Link">Phần mềm máy chủ<text:tab/>8</text:span></text:a></text:p>
          <text:p text:style-name="P68"><text:a xlink:type="simple" xlink:href="#__RefHeading___Toc1190_1249747711" text:style-name="Index_20_Link" text:visited-style-name="Index_20_Link"><text:span text:style-name="Index_20_Link">Giả thiết nghiên cứu<text:tab/>9</text:span></text:a></text:p>
          <text:p text:style-name="P69"><text:a xlink:type="simple" xlink:href="#__RefHeading___Toc1192_1249747711" text:style-name="Index_20_Link" text:visited-style-name="Index_20_Link"><text:span text:style-name="Index_20_Link">PHƯƠNG PHÁP NGHIÊN CỨU<text:tab/>10</text:span></text:a></text:p>
          <text:p text:style-name="P68"><text:a xlink:type="simple" xlink:href="#__RefHeading___Toc1194_1249747711" text:style-name="Index_20_Link" text:visited-style-name="Index_20_Link"><text:span text:style-name="Index_20_Link">Thiết bị quan trắc<text:tab/>10</text:span></text:a></text:p>
          <text:p text:style-name="P68"><text:a xlink:type="simple" xlink:href="#__RefHeading___Toc1196_1249747711" text:style-name="Index_20_Link" text:visited-style-name="Index_20_Link"><text:span text:style-name="Index_20_Link">Trang web<text:tab/>12</text:span></text:a></text:p>
          <text:p text:style-name="P66"><text:a xlink:type="simple" xlink:href="#__RefHeading___Toc1889_673514855" text:style-name="Index_20_Link" text:visited-style-name="Index_20_Link"><text:span text:style-name="Index_20_Link">Phía máy chủ (backend)<text:tab/>12</text:span></text:a></text:p>
          <text:p text:style-name="P66"><text:a xlink:type="simple" xlink:href="#__RefHeading___Toc1891_673514855" text:style-name="Index_20_Link" text:visited-style-name="Index_20_Link"><text:span text:style-name="Index_20_Link">Phía giao diện người dùng (frontend)<text:tab/>12</text:span></text:a></text:p>
          <text:p text:style-name="P69"><text:a xlink:type="simple" xlink:href="#__RefHeading___Toc1198_1249747711" text:style-name="Index_20_Link" text:visited-style-name="Index_20_Link"><text:span text:style-name="Index_20_Link">SỐ LIỆU/ KẾT QUẢ NGHIÊN CỨU<text:tab/>13</text:span></text:a></text:p>
          <text:p text:style-name="P68"><text:a xlink:type="simple" xlink:href="#__RefHeading___Toc1200_1249747711" text:style-name="Index_20_Link" text:visited-style-name="Index_20_Link"><text:span text:style-name="Index_20_Link">Thiết bị quan trắc<text:tab/>13</text:span></text:a></text:p>
          <text:p text:style-name="P68"><text:a xlink:type="simple" xlink:href="#__RefHeading___Toc1881_673514855" text:style-name="Index_20_Link" text:visited-style-name="Index_20_Link"><text:span text:style-name="Index_20_Link">Trang web<text:tab/>13</text:span></text:a></text:p>
          <text:p text:style-name="P69"><text:a xlink:type="simple" xlink:href="#__RefHeading___Toc1202_1249747711" text:style-name="Index_20_Link" text:visited-style-name="Index_20_Link"><text:span text:style-name="Index_20_Link">PHÂN TÍCH SỐ LIỆU/ KẾT QUẢ VÀ THẢO LUẬN<text:tab/>15</text:span></text:a></text:p>
          <text:p text:style-name="P68"><text:a xlink:type="simple" xlink:href="#__RefHeading___Toc1204_1249747711" text:style-name="Index_20_Link" text:visited-style-name="Index_20_Link"><text:span text:style-name="Index_20_Link">So sánh với những nghiên cứu trước<text:tab/>15</text:span></text:a></text:p>
          <text:p text:style-name="P68"><text:a xlink:type="simple" xlink:href="#__RefHeading___Toc1206_1249747711" text:style-name="Index_20_Link" text:visited-style-name="Index_20_Link"><text:span text:style-name="Index_20_Link">Những thiếu sót<text:tab/>15</text:span></text:a></text:p>
          <text:p text:style-name="P66"><text:a xlink:type="simple" xlink:href="#__RefHeading___Toc1208_1249747711" text:style-name="Index_20_Link" text:visited-style-name="Index_20_Link"><text:span text:style-name="Index_20_Link">Khoảng cách giao tiếp<text:tab/>15</text:span></text:a></text:p>
          <text:p text:style-name="P66"><text:a xlink:type="simple" xlink:href="#__RefHeading___Toc1210_1249747711" text:style-name="Index_20_Link" text:visited-style-name="Index_20_Link"><text:span text:style-name="Index_20_Link">Việc thiếu các cảm biến<text:tab/>16</text:span></text:a></text:p>
          <text:p text:style-name="P69"><text:a xlink:type="simple" xlink:href="#__RefHeading___Toc1316_1249747711" text:style-name="Index_20_Link" text:visited-style-name="Index_20_Link"><text:span text:style-name="Index_20_Link">KẾT LUẬN<text:tab/>17</text:span></text:a></text:p>
          <text:p text:style-name="P69"><text:a xlink:type="simple" xlink:href="#__RefHeading___Toc1214_1249747711" text:style-name="Index_20_Link" text:visited-style-name="Index_20_Link"><text:span text:style-name="Index_20_Link">TÀI LIỆU THAM KHẢO<text:tab/>18</text:span></text:a></text:p>
        </text:index-body>
      </text:table-of-content>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7"><text:span text:style-name="T109"><text:s text:c="70"/></text:span><text:span text:style-name="T107">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9">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9">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89">Tổng quát tình trạ</text:span>ng không khí ở dựa trên PM2.5 trong tuần từ <text:span text:style-name="T104">03/12 tới 10/12</text:span></text:p>
      <text:p text:style-name="P38"><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1">Chất ô nhiễm dạng ga (SO<text:span text:style-name="T7">x</text:span>, NO<text:span text:style-name="T7">x</text:span>, CO, O<text:span text:style-name="T7">3</text:span>, …)</text:p>
        </text:list-item>
        <text:list-item>
          <text:p text:style-name="P91">Các phần tử bụi <text:span text:style-name="T87">(PM 10, PM2.5, ...)</text:span></text:p>
        </text:list-item>
        <text:list-item>
          <text:p text:style-name="P92">Kim loại nặng</text:p>
        </text:list-item>
        <text:list-item>
          <text:p text:style-name="P93">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4">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5"><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5">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70728231953710" text:continue-list="list5059624496716209618" text:style-name="L1">
        <text:list-item>
          <text:p text:style-name="P80">Một thiết bị được <text:span text:style-name="T23">trang bị một số cảm biến có thể đo đạc được sự xuất hiện của các nhân tố gây ô nhiễm kể trên</text:span></text:p>
        </text:list-item>
        <text:list-item>
          <text:p text:style-name="P90"><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9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2"><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1">Có khả năng <text:span text:style-name="T23">đo đạc sự xuất hiện của các nhân tố gây ô nhiễm trong không khí</text:span></text:p>
        </text:list-item>
        <text:list-item>
          <text:p text:style-name="P101">Sau khi đo đạc, thiết bị phải gửi số liệu đo được lên phần mềm máy chủ.</text:p>
        </text:list-item>
      </text:list>
      <text:list xml:id="list1212444238200841297" text:style-name="L6">
        <text:list-item>
          <text:p text:style-name="P71"><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7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2">Có khả năng nhận số liệu đo được từ các trạm và lưu trữ chúng.</text:p>
        </text:list-item>
        <text:list-item>
          <text:p text:style-name="P72">Có khả năng đưa ra cảnh báo dưới dạng tin nhắn SMS và qua thư điện tử</text:p>
        </text:list-item>
      </text:list>
      <text:list xml:id="list170728529008953" text:continue-list="list1212444238200841297" text:style-name="L6">
        <text:list-item>
          <text:p text:style-name="P73">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2">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4426872272019637149" text:style-name="L8">
        <text:list-item>
          <text:p text:style-name="P86">Mạch điều khiển chính là mạch Arduino Nano sẽ sử dụng các cảm biến đầu vào để xác định nồng độ các chất trong không khí</text:p>
        </text:list-item>
        <text:list-item>
          <text:p text:style-name="P87">Nồng độ đo được sẽ được thông báo trên màn hình LCD, đồng thời được gửi lên máy chủ nếu có kết nối Wifi</text:p>
        </text:list-item>
      </text:list>
      <text:h text:style-name="Heading_20_3" text:outline-level="3">Phần mềm máy chủ</text:h>
      <text:list xml:id="list6711947504296768482" text:style-name="L9">
        <text:list-item>
          <text:p text:style-name="P8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4">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Thiết bị quan trắc được điều khiển bởi hai module chính:</text:p>
      <text:list xml:id="list8990555735074910616" text:style-name="L11">
        <text:list-item>
          <text:p text:style-name="P102"><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2">và sử dụng nền tảng Flask.</text:span></text:p>
      <text:p text:style-name="P42">Về cơ sở dữ liệu, chúng tôi sử dụng hệ cơ sở dữ liệu MariaDB.</text:p>
      <text:p text:style-name="P42">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1">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1">Hiển thị các thông số đo được trên một màn hình LCD kích thước <text:span text:style-name="T32">20x4.</text:span></text:p>
        </text:list-item>
        <text:list-item>
          <text:p text:style-name="P81">Cảnh báo với người dùng thông qua các kênh:</text:p>
          <text:list>
            <text:list-item>
              <text:p text:style-name="P81">Đèn LED ba màu <text:span text:style-name="T33">(xanh, vàng, đỏ ứng với mức độ cảnh báo)</text:span></text:p>
            </text:list-item>
            <text:list-item>
              <text:p text:style-name="P81">Email và SMS thông qua trang web</text:p>
            </text:list-item>
          </text:list>
        </text:list-item>
        <text:list-item>
          <text:p text:style-name="P81">Kết nối wifi thông qua module <text:span text:style-name="T34">ESP-12 và tự động gửi thông tin lên máy chủ định kì trong một khoảng thời gian nhất định là 5 phút một lần.</text:span></text:p>
        </text:list-item>
        <text:list-item>
          <text:p text:style-name="P81">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3"><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0728893922428" text:continue-numbering="true" text:style-name="L16">
        <text:list-item>
          <text:p text:style-name="P112">Cho phép người dùng tạo tài khoản để phục vụ nhiều mục đích khác nhau, <text:span text:style-name="T37">như:</text:span></text:p>
          <text:list>
            <text:list-item>
              <text:p text:style-name="P82">Cho phép người dùng thêm mới, quản lý và sửa đổi thông tin của các trạm quan trắc thuộc quyền sở hữu của mình.</text:p>
            </text:list-item>
            <text:list-item>
              <text:p text:style-name="P82">Cho phép người dùng đăng kí nhận tin khi một trạm quan trắc nào đó có số đo ở mức nguy hiểm thông qua việc gửi email và nhắn tin <text:span text:style-name="T38">SMS</text:span> tới người dùng.</text:p>
            </text:list-item>
            <text:list-item>
              <text:p text:style-name="P82">Cho phép ẩn một trạm, nghĩa là ngoài người chủ ra thì không ai có thể truy cập và xem thông tin về trạm đó.</text:p>
            </text:list-item>
          </text:list>
        </text:list-item>
        <text:list-item>
          <text:p text:style-name="P82">Cung cấp một số hàm API cho việc tích hợp trang web với các ứng dụng ngoài</text:p>
        </text:list-item>
        <text:list-item>
          <text:p text:style-name="P84">Cho phép truy cập vào <text:span text:style-name="T37">cơ</text:span> <text:span text:style-name="T39">sở </text:span>dữ liệu thông qua ba cách:</text:p>
          <text:list>
            <text:list-item>
              <text:p text:style-name="P84">Thông qua các hàm API đối với các truy vấn nhỏ.</text:p>
            </text:list-item>
            <text:list-item>
              <text:p text:style-name="P84">Cho phép xuất và tải về số liệu của các trạm dưới các định dạng JSON <text:span text:style-name="T38">và CSV</text:span></text:p>
            </text:list-item>
            <text:list-item>
              <text:p text:style-name="P84">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2">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70728830697879" text:continue-list="list5011435350471705117"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5"><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96">Nghiên cứu này vẫn còn thiếu các cảm biến cần thiết (vấn đề này sẽ được đề cập rõ hơn ở phía dưới)</text:p>
        </text:list-item>
        <text:list-item>
          <text:p text:style-name="P96">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51">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9">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8">SHARP Corporation (<text:span text:style-name="T67">2006</text:span>). <text:span text:style-name="T43">GP2Y1010AU0F: Compact Optical Dust Sensor</text:span>, <text:s/>.</text:p>
        <text:p text:style-name="P49">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9">Phạm Hương<text:span text:style-name="T66"> (</text:span>2016<text:span text:style-name="T66">). </text:span><text:span text:style-name="T45">Ô nhiễm không khí ở đô thị lớn gia tăng</text:span><text:span text:style-name="T66">, <text:s/>.</text:span></text:p>
        <text:p text:style-name="P49">Kampa, M. and Castanas, E.<text:span text:style-name="T66"> (</text:span>2008<text:span text:style-name="T66">). </text:span><text:span text:style-name="T45">Human health effects of air pollution</text:span><text:span text:style-name="T66">, Environmental Pollution 151 : 362-367.</text:span></text:p>
        <text:p text:style-name="P48">Libelium Comunicaciones Distribuidas, S.L. (<text:span text:style-name="T67">2016b</text:span>). <text:span text:style-name="T43">Extreme Range Links: LoRa 868 / 900MHz SX1272 LoRa module for Arduino Waspmote and Raspberry Pi</text:span>, <text:s/>.</text:p>
        <text:p text:style-name="P48">Libelium Comunicaciones Distribuidas, S.L. (<text:span text:style-name="T67">2016a</text:span>). <text:span text:style-name="T43">Waspmote-LoRa-868MHz_915MHz-SX1272 Networking Guide</text:span>, <text:s/>.</text:p>
        <text:p text:style-name="P48">Henan Hanwei Electronics Co. Ltd. (<text:span text:style-name="T67">2016</text:span>). <text:span text:style-name="T43">MQ-9 Semiconductor Sensor for CO/Combustible Gas</text:span>, <text:s/>.</text:p>
        <text:p text:style-name="P49">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8">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6</meta:editing-cycles>
    <meta:creation-date>2016-10-28T03:04:00</meta:creation-date>
    <dc:date>2016-12-11T17:07:26.535112000</dc:date>
    <meta:editing-duration>PT22H4M3S</meta:editing-duration>
    <meta:generator>LibreOffice/5.2.3.3$Linux_X86_64 LibreOffice_project/20m0$Build-3</meta:generator>
    <meta:document-statistic meta:table-count="0" meta:image-count="7" meta:object-count="0" meta:page-count="18" meta:paragraph-count="183" meta:word-count="4442" meta:character-count="20510" meta:non-whitespace-character-count="162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